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7069" officeooo:paragraph-rsid="00057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nfonoiqvpqev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1:46:52.259389000</meta:creation-date>
    <dc:date>2016-04-25T11:59:52.338553000</dc:date>
    <meta:editing-duration>PT3M28S</meta:editing-duration>
    <meta:editing-cycles>3</meta:editing-cycles>
    <meta:generator>LibreOffice/5.0.5.2$MacOSX_X86_64 LibreOffice_project/55b006a02d247b5f7215fc6ea0fde844b30035b3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